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Mono" fo:font-size="10.5pt" fo:font-weight="normal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6" style:family="paragraph">
      <style:paragraph-properties fo:text-align="center"/>
    </style:style>
    <style:style style:name="gr1" style:family="graphic">
      <style:graphic-properties draw:fill="solid" draw:fill-color="#ffffff" draw:textarea-horizontal-align="center" draw:textarea-vertical-align="middle" draw:auto-grow-height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sley van der Klomp</text:p>
      <text:p text:style-name="P1">02/23/09</text:p>
      <text:p text:style-name="P2">C++ Primer Plus</text:p>
      <text:p text:style-name="P2"/>
      <text:p text:style-name="P2"/>
      <text:p text:style-name="P3">1. Program list</text:p>
      <text:p text:style-name="P3"/>
      <text:p text:style-name="P4">#include &lt;iostream&gt;</text:p>
      <text:p text:style-name="P4">int main ()</text:p>
      <text:p text:style-name="P4">{</text:p>
      <text:p text:style-name="P4"><text:tab/>using namespace std;</text:p>
      <text:p text:style-name="P4"><text:tab/>cout &lt;&lt; "Wesley van der Klomp";</text:p>
      <text:p text:style-name="P4"><text:tab/>cout &lt;&lt; endl;</text:p>
      <text:p text:style-name="P4"><text:tab/>cout &lt;&lt; "9524 Creemore Pl.";</text:p>
      <text:p text:style-name="P4"><text:tab/>cout &lt;&lt; endl;</text:p>
      <text:p text:style-name="P4"><text:tab/>cout &lt;&lt; "91042 Tujunga CA";</text:p>
      <text:p text:style-name="P4"><text:tab/>return 0;</text:p>
      <text:p text:style-name="P4">}</text:p>
      <text:p text:style-name="P4"/>
      <text:p text:style-name="P4"/>
      <text:p text:style-name="P5">2. Flowchart</text:p>
      <text:p text:style-name="P5"/>
      <text:p text:style-name="P5"><draw:custom-shape text:anchor-type="paragraph" draw:z-index="0" draw:style-name="gr1" svg:width="1.7921in" svg:height="0.6776in" svg:x="0.5402in" svg:y="0.0154in"><text:p>Start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" draw:style-name="gr2" svg:width="2.4689in" svg:height="0.8335in" svg:x="0.1445in" svg:y="1.1508in"><text:p><text:tab/>Display</text:p><text:p><text:s/>Name and Address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" draw:style-name="gr2" svg:width="1.8961in" svg:height="0.7295in" svg:x="0.478in" svg:y="2.3902in"><text:p><text:tab/> <text:s text:c="5"/>Stop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line text:anchor-type="paragraph" draw:z-index="3" draw:style-name="gr3" draw:text-style-name="P6" svg:x1="1.4567in" svg:y1="2.3902in" svg:x2="1.4465in" svg:y2="1.9839in"><text:p/></draw:line><draw:line text:anchor-type="paragraph" draw:z-index="4" draw:style-name="gr3" draw:text-style-name="P6" svg:x1="1.4673in" svg:y1="1.1508in" svg:x2="1.4571in" svg:y2="0.6925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rawing" style:family="paragraph" style:parent-style-name="Caption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23T16:28:13.56</meta:creation-date>
    <dc:date>2009-03-02T15:58:20.85</dc:date>
    <meta:editing-duration>PT00H03M23S</meta:editing-duration>
    <meta:editing-cycles>2</meta:editing-cycles>
    <meta:generator>OpenOffice.org/3.0$Win32 OpenOffice.org_project/300m9$Build-9358</meta:generator>
    <meta:document-statistic meta:table-count="0" meta:image-count="0" meta:object-count="0" meta:page-count="1" meta:paragraph-count="16" meta:word-count="47" meta:character-count="250"/>
    <meta:user-defined meta:name="Info 1"/>
    <meta:user-defined meta:name="Info 2"/>
    <meta:user-defined meta:name="Info 3"/>
    <meta:user-defined meta:name="Info 4"/>
  </office:meta>
</office:document-meta>
</file>